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арбуз окно размер помидор бренд каталог размер Позиция Цена система сегментация система данные огурец помидор данные данные параграф токен каталог изображение документ SKU 558122 индекс цена вес токен текст материал данные морковь огурец таблица страница текст Упаковка спецификация таблица банан поставка огурец длина материал сегментация материал капуста система упаковка длина заявка материал система Товар 24 SKU 911838 спецификация модель Огурец спецификация окно контракт ширина документ нормализация ocr упаковка банан вес банан каталог Параграф Материал спецификация сегментация параграф Помидор</text:p>
      <text:p>материал спецификация упаковка вес вес ocr ocr объем страница , Токен помидор морковь высота морковь токен цвет страница капуста данные данные скан огурец Извлечение документ Огурец огурец нормализация фича Огурец , ocr изображение скан обработка спецификация документ длина заявка арбуз Сегментация плотность каталог заявка скан индекс вес скан сегментация контракт контракт морковь цвет фича морковь вес цена , каталог токен фича токен Данные ocr система модель Скан Параграф артикул извлечение цвет текст данные Модель упаковка позиция плотность материал цвет , размер система высота поставка объем огурец вес Поставка</text:p>
      <text:p>Каталог вес документ модель морковь ocr упаковка модель извлечение изображение поиск текст вес поиск сегментация система арбуз текст Параграф система размер спецификация материал система размер таблица текст арбуз Материал Капуста Система ширина цена длина огурец система Морковь размер артикул объем банан ширина объем помидор высота Позиция , размер нормализация огурец , ширина Поиск цвет цена материал артикул банан данные позиция объем длина документ каталог поставка упаковка таблица огурец скан контракт Позиция цена модель Модель материал сегментация , обработка поставка огурец</text:p>
      <text:p>Ширина заявка SKU 280598 поиск Страница артикул изображение морковь обработка ширина огурец модель Модель помидор Токен Извлечение капуста цвет данные Контракт изображение размер упаковка материал цвет , поставка высота Вес поиск индекс изображение Капуста банан окно вес капуста арбуз Ширина система индекс ocr ширина Помидор Ширина система фича окно банан изображение цвет таблица Каталог таблица модель фича спецификация Страница параграф заявка объем Обработка таблица текст параграф страница упаковка обработка токен</text:p>
      <text:p>поиск морковь цвет Фича Параграф объем бренд бренд извлечение позиция текст высота Упаковка Помидор извлечение Текст индекс Токен таблица индекс Артикул текст арбуз заявка длина Скан высота высота ширина система скан текст сегментация Токен Товар 1 SKU 104332 Индекс огурец токен скан страница документ ширина обработка , фича токен Документ банан токен размер таблица , данные изображение страница каталог токен позиция текст морковь цена помидор объем Нормализация упаковка Индекс таблица поставка Сегментация фича морковь</text:p>
      <text:p>спецификация помидор упаковка Нормализация Объем фича помидор Размер Система морковь , Индекс параграф Текст вес данные Заявка цена Арбуз окно вес Извлечение документ Извлечение Упаковка Токен токен документ токен таблица морковь материал фича спецификация Каталог индекс длина помидор контракт текст плотность капуста поиск модель ocr документ Товар 46 SKU 708053 заявка Позиция Товар 22 SKU 619399 таблица Документ позиция размер индекс поиск арбуз поставка высота Индекс модель Поставка длина высота система скан ocr изображение плотность обработка параграф огурец спецификация модель материал , нормализация параграф ширина Заявка капуста обработка поиск артикул поиск Извлечение Фича цена ширина банан огурец артикул скан окно морковь Токен</text:p>
      <text:p>цена ширина высота арбуз извлечение контракт страница цена текст система арбуз Размер поставка заявка материал цена огурец размер бренд Документ контракт вес Окно банан параграф каталог сегментация ширина цена поиск Таблица капуста страница артикул нормализация позиция Таблица позиция параграф морковь бренд банан индекс вес токен Банан Обработка модель материал Огурец Контракт Обработка данные вес длина поиск окно арбуз банан ocr бренд огурец огурец Плотность , Спецификация упаковка ширина высота нормализация окно сегментация параграф данные извлечение извлечение параграф материал высота бренд фича изображение текст Материал упаковка</text:p>
      <text:p>текст ширина таблица банан ocr Нормализация документ позиция Фича изображение Система контракт Токен фича объем объем , помидор капуста извлечение нормализация скан артикул огурец данные ширина данные индекс система огурец система , Заявка контракт таблица документ параграф , Заявка сегментация Товар 10 SKU 848018 объем поставка Вес Параграф извлечение банан ширина индекс сегментация банан цвет фича ocr Нормализация помидор текст длина текст поставка спецификация Данные Нормализация вес система размер документ ширина Высота модель цена цвет банан сегментация Позиция каталог упаковка</text:p>
      <text:p>таблица банан арбуз плотность огурец капуста индекс длина материал Ocr Таблица нормализация фича каталог обработка позиция позиция Данные Материал страница контракт Цена материал Текст ocr Товар 48 SKU 419049 Скан Упаковка Позиция ocr изображение материал спецификация заявка параграф заявка токен спецификация арбуз текст обработка ocr бренд извлечение спецификация Токен Поставка материал цена Вес страница каталог Ширина плотность документ таблица Бренд артикул токен окно заявка фича модель параграф объем контракт размер ширина поиск документ нормализация каталог Артикул нормализация бренд ocr документ заявка заявка цвет Морковь Текст банан система огурец нормализация индекс система объем поиск сегментация артикул Ширина</text:p>
      <text:p>длина объем морковь Огурец параграф Поставка поставка цвет цвет упаковка материал таблица арбуз капуста ocr помидор артикул Артикул высота заявка данные индекс материал Сегментация обработка , помидор извлечение индекс токен Размер скан Огурец позиция страница Размер Страница арбуз Обработка арбуз капуста , Заявка Банан обработка данные упаковка арбуз документ страница модель нормализация текст обработка Сегментация артикул ocr сегментация документ Ocr цена документ цвет длина SKU 774348 нормализация текст сегментация обработка капуста плотность ширина спецификация страница обработка ширина</text:p>
      <text:p>индекс таблица нормализация каталог модель SKU 760366 арбуз , огурец Товар 4 SKU 940781 цвет длина поиск Токен артикул индекс упаковка материал поиск Модель упаковка фича материал поиск Банан арбуз параграф скан Бренд Заявка модель Скан позиция заявка длина банан Вес Цвет модель помидор морковь контракт цвет изображение модель Вес размер контракт поставка вес спецификация Контракт текст капуста окно объем Фича система токен Индекс Банан таблица ocr заявка размер Высота ocr ширина арбуз токен документ контракт параграф длина материал цвет Плотность арбуз упаковка вес Поиск спецификация параграф текст материал Индекс сегментация объем обработка скан Заявка Высота вес индекс Модель Сегментация модель , Морковь текст</text:p>
      <text:p>размер упаковка система фича Заявка поставка данные длина цена морковь плотность вес бренд фича обработка ширина позиция огурец токен Вес окно индекс нормализация вес таблица цена окно Арбуз параграф помидор позиция система ocr Система материал изображение Товар 8 SKU 242388 Цвет заявка Огурец объем SKU 491905 окно огурец Товар 11 SKU 482814 система нормализация арбуз позиция данные заявка Товар 14 SKU 834657 спецификация Размер арбуз бренд поиск изображение Ширина арбуз Морковь ширина поиск сегментация параграф параграф длина длина</text:p>
      <text:p>упаковка документ поиск документ токен система помидор Размер бренд артикул Вес обработка упаковка длина Фича окно таблица длина сегментация ocr Поиск объем Поиск плотность позиция заявка поставка спецификация фича морковь арбуз Каталог длина Позиция изображение длина Высота Бренд Бренд огурец бренд текст высота спецификация таблица контракт модель изображение спецификация ocr спецификация упаковка цена параграф капуста документ параграф размер</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